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7faa2"/>
    </style:style>
    <style:style style:name="T1" style:family="text">
      <style:text-properties officeooo:rsid="0017faa2"/>
    </style:style>
    <style:style style:name="T2" style:family="text">
      <style:text-properties fo:font-weight="bold" officeooo:rsid="0017faa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trl-a</text:span><text:span text:style-name="T1"><text:tab/><text:tab/><text:tab/><text:tab/>Select all</text:span></text:p>
      <text:p text:style-name="P1"><text:span text:style-name="T2">ctrl-s</text:span><text:span text:style-name="T1"><text:tab/><text:tab/><text:tab/><text:tab/>Save current tab</text:span></text:p>
      <text:p text:style-name="P1"><text:span text:style-name="T2">ctrl-o</text:span><text:span text:style-name="T1"><text:tab/><text:tab/><text:tab/><text:tab/>Open tab from file</text:span></text:p>
      <text:p text:style-name="P1"><text:span text:style-name="T2">ctrl-t</text:span><text:span text:style-name="T1"><text:tab/><text:tab/><text:tab/><text:tab/>Open new blank tab</text:span></text:p>
      <text:p text:style-name="P1"><text:span text:style-name="T2">ctrl-w</text:span><text:span text:style-name="T1"><text:tab/><text:tab/><text:tab/><text:tab/>Close current tab</text:span></text:p>
      <text:p text:style-name="P1"><text:span text:style-name="T2">ctrl-q</text:span><text:span text:style-name="T1"><text:tab/><text:tab/><text:tab/><text:tab/>Quit progr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06T20:12:53</meta:creation-date>
    <meta:document-statistic meta:table-count="0" meta:image-count="0" meta:object-count="0" meta:page-count="1" meta:paragraph-count="6" meta:word-count="24" meta:character-count="151"/>
    <dc:date>2012-05-06T20:13:23</dc:date>
    <meta:editing-duration>PT00H00M31S</meta:editing-duration>
    <meta:editing-cycles>1</meta:editing-cycles>
    <meta:generator>OpenOffice.org/3.2$Linux OpenOffice.org_project/320m19$Build-9505</meta:generator>
  </office:meta>
</office:document-meta>
</file>